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.57mm" svg:y="104.86mm">
            <draw:object draw:notify-on-update-of-ranges="Sheet1.B2:Sheet1.B2 Sheet1.B3:Sheet1.B23 Sheet1.C2:Sheet1.C2 Sheet1.C3:Sheet1.C23 Sheet1.D2:Sheet1.D2 Sheet1.D3:Sheet1.D23 Sheet1.E2:Sheet1.E2 Sheet1.E3:Sheet1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Poultr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]*120000+(1-[.B3])*60000" office:value-type="float" office:value="60000" calcext:value-type="float">
            <text:p>60000</text:p>
          </table:table-cell>
          <table:table-cell table:formula="of:=[.B3]*140000+(1-[.B3])*55000" office:value-type="float" office:value="55000" calcext:value-type="float">
            <text:p>55000</text:p>
          </table:table-cell>
          <table:table-cell table:formula="of:=[.B3]*130000+(1-[.B3])*(-10000)" office:value-type="float" office:value="-10000" calcext:value-type="float">
            <text:p>-10000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[.B4]*120000+(1-[.B4])*60000" office:value-type="float" office:value="63000" calcext:value-type="float">
            <text:p>63000</text:p>
          </table:table-cell>
          <table:table-cell table:formula="of:=[.B4]*140000+(1-[.B4])*55000" office:value-type="float" office:value="59250" calcext:value-type="float">
            <text:p>59250</text:p>
          </table:table-cell>
          <table:table-cell table:formula="of:=[.B4]*130000+(1-[.B4])*(-10000)" office:value-type="float" office:value="-3000" calcext:value-type="float">
            <text:p>-3000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.B5]*120000+(1-[.B5])*60000" office:value-type="float" office:value="66000" calcext:value-type="float">
            <text:p>66000</text:p>
          </table:table-cell>
          <table:table-cell table:formula="of:=[.B5]*140000+(1-[.B5])*55000" office:value-type="float" office:value="63500" calcext:value-type="float">
            <text:p>63500</text:p>
          </table:table-cell>
          <table:table-cell table:formula="of:=[.B5]*130000+(1-[.B5])*(-10000)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[.B6]*120000+(1-[.B6])*60000" office:value-type="float" office:value="69000" calcext:value-type="float">
            <text:p>69000</text:p>
          </table:table-cell>
          <table:table-cell table:formula="of:=[.B6]*140000+(1-[.B6])*55000" office:value-type="float" office:value="67750" calcext:value-type="float">
            <text:p>67750</text:p>
          </table:table-cell>
          <table:table-cell table:formula="of:=[.B6]*130000+(1-[.B6])*(-10000)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7]*120000+(1-[.B7])*60000" office:value-type="float" office:value="72000" calcext:value-type="float">
            <text:p>72000</text:p>
          </table:table-cell>
          <table:table-cell table:formula="of:=[.B7]*140000+(1-[.B7])*55000" office:value-type="float" office:value="72000" calcext:value-type="float">
            <text:p>72000</text:p>
          </table:table-cell>
          <table:table-cell table:formula="of:=[.B7]*130000+(1-[.B7])*(-10000)"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[.B8]*120000+(1-[.B8])*60000" office:value-type="float" office:value="75000" calcext:value-type="float">
            <text:p>75000</text:p>
          </table:table-cell>
          <table:table-cell table:formula="of:=[.B8]*140000+(1-[.B8])*55000" office:value-type="float" office:value="76250" calcext:value-type="float">
            <text:p>76250</text:p>
          </table:table-cell>
          <table:table-cell table:formula="of:=[.B8]*130000+(1-[.B8])*(-10000)" office:value-type="float" office:value="25000" calcext:value-type="float">
            <text:p>25000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B9]*120000+(1-[.B9])*60000" office:value-type="float" office:value="78000" calcext:value-type="float">
            <text:p>78000</text:p>
          </table:table-cell>
          <table:table-cell table:formula="of:=[.B9]*140000+(1-[.B9])*55000" office:value-type="float" office:value="80500" calcext:value-type="float">
            <text:p>80500</text:p>
          </table:table-cell>
          <table:table-cell table:formula="of:=[.B9]*130000+(1-[.B9])*(-10000)" office:value-type="float" office:value="32000" calcext:value-type="float">
            <text:p>32000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formula="of:=[.B10]*120000+(1-[.B10])*60000" office:value-type="float" office:value="81000" calcext:value-type="float">
            <text:p>81000</text:p>
          </table:table-cell>
          <table:table-cell table:formula="of:=[.B10]*140000+(1-[.B10])*55000" office:value-type="float" office:value="84750" calcext:value-type="float">
            <text:p>84750</text:p>
          </table:table-cell>
          <table:table-cell table:formula="of:=[.B10]*130000+(1-[.B10])*(-10000)" office:value-type="float" office:value="39000" calcext:value-type="float">
            <text:p>39000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11]*120000+(1-[.B11])*60000" office:value-type="float" office:value="84000" calcext:value-type="float">
            <text:p>84000</text:p>
          </table:table-cell>
          <table:table-cell table:formula="of:=[.B11]*140000+(1-[.B11])*55000" office:value-type="float" office:value="89000" calcext:value-type="float">
            <text:p>89000</text:p>
          </table:table-cell>
          <table:table-cell table:formula="of:=[.B11]*130000+(1-[.B11])*(-10000)" office:value-type="float" office:value="46000" calcext:value-type="float">
            <text:p>46000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table:formula="of:=[.B12]*120000+(1-[.B12])*60000" office:value-type="float" office:value="87000" calcext:value-type="float">
            <text:p>87000</text:p>
          </table:table-cell>
          <table:table-cell table:formula="of:=[.B12]*140000+(1-[.B12])*55000" office:value-type="float" office:value="93250" calcext:value-type="float">
            <text:p>93250</text:p>
          </table:table-cell>
          <table:table-cell table:formula="of:=[.B12]*130000+(1-[.B12])*(-10000)" office:value-type="float" office:value="53000" calcext:value-type="float">
            <text:p>53000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B13]*120000+(1-[.B13])*60000" office:value-type="float" office:value="90000" calcext:value-type="float">
            <text:p>90000</text:p>
          </table:table-cell>
          <table:table-cell table:formula="of:=[.B13]*140000+(1-[.B13])*55000" office:value-type="float" office:value="97500" calcext:value-type="float">
            <text:p>97500</text:p>
          </table:table-cell>
          <table:table-cell table:formula="of:=[.B13]*130000+(1-[.B13])*(-10000)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[.B14]*120000+(1-[.B14])*60000" office:value-type="float" office:value="93000" calcext:value-type="float">
            <text:p>93000</text:p>
          </table:table-cell>
          <table:table-cell table:formula="of:=[.B14]*140000+(1-[.B14])*55000" office:value-type="float" office:value="101750" calcext:value-type="float">
            <text:p>101750</text:p>
          </table:table-cell>
          <table:table-cell table:formula="of:=[.B14]*130000+(1-[.B14])*(-10000)" office:value-type="float" office:value="67000" calcext:value-type="float">
            <text:p>6700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B15]*120000+(1-[.B15])*60000" office:value-type="float" office:value="96000" calcext:value-type="float">
            <text:p>96000</text:p>
          </table:table-cell>
          <table:table-cell table:formula="of:=[.B15]*140000+(1-[.B15])*55000" office:value-type="float" office:value="106000" calcext:value-type="float">
            <text:p>106000</text:p>
          </table:table-cell>
          <table:table-cell table:formula="of:=[.B15]*130000+(1-[.B15])*(-10000)" office:value-type="float" office:value="74000" calcext:value-type="float">
            <text:p>74000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[.B16]*120000+(1-[.B16])*60000" office:value-type="float" office:value="99000" calcext:value-type="float">
            <text:p>99000</text:p>
          </table:table-cell>
          <table:table-cell table:formula="of:=[.B16]*140000+(1-[.B16])*55000" office:value-type="float" office:value="110250" calcext:value-type="float">
            <text:p>110250</text:p>
          </table:table-cell>
          <table:table-cell table:formula="of:=[.B16]*130000+(1-[.B16])*(-10000)" office:value-type="float" office:value="81000" calcext:value-type="float">
            <text:p>81000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[.B17]*120000+(1-[.B17])*60000" office:value-type="float" office:value="102000" calcext:value-type="float">
            <text:p>102000</text:p>
          </table:table-cell>
          <table:table-cell table:formula="of:=[.B17]*140000+(1-[.B17])*55000" office:value-type="float" office:value="114500" calcext:value-type="float">
            <text:p>114500</text:p>
          </table:table-cell>
          <table:table-cell table:formula="of:=[.B17]*130000+(1-[.B17])*(-10000)" office:value-type="float" office:value="88000" calcext:value-type="float">
            <text:p>88000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[.B18]*120000+(1-[.B18])*60000" office:value-type="float" office:value="105000" calcext:value-type="float">
            <text:p>105000</text:p>
          </table:table-cell>
          <table:table-cell table:formula="of:=[.B18]*140000+(1-[.B18])*55000" office:value-type="float" office:value="118750" calcext:value-type="float">
            <text:p>118750</text:p>
          </table:table-cell>
          <table:table-cell table:formula="of:=[.B18]*130000+(1-[.B18])*(-10000)" office:value-type="float" office:value="95000" calcext:value-type="float">
            <text:p>95000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[.B19]*120000+(1-[.B19])*60000" office:value-type="float" office:value="108000" calcext:value-type="float">
            <text:p>108000</text:p>
          </table:table-cell>
          <table:table-cell table:formula="of:=[.B19]*140000+(1-[.B19])*55000" office:value-type="float" office:value="123000" calcext:value-type="float">
            <text:p>123000</text:p>
          </table:table-cell>
          <table:table-cell table:formula="of:=[.B19]*130000+(1-[.B19])*(-10000)" office:value-type="float" office:value="102000" calcext:value-type="float">
            <text:p>102000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[.B20]*120000+(1-[.B20])*60000" office:value-type="float" office:value="111000" calcext:value-type="float">
            <text:p>111000</text:p>
          </table:table-cell>
          <table:table-cell table:formula="of:=[.B20]*140000+(1-[.B20])*55000" office:value-type="float" office:value="127250" calcext:value-type="float">
            <text:p>127250</text:p>
          </table:table-cell>
          <table:table-cell table:formula="of:=[.B20]*130000+(1-[.B20])*(-10000)" office:value-type="float" office:value="109000" calcext:value-type="float">
            <text:p>109000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[.B21]*120000+(1-[.B21])*60000" office:value-type="float" office:value="114000" calcext:value-type="float">
            <text:p>114000</text:p>
          </table:table-cell>
          <table:table-cell table:formula="of:=[.B21]*140000+(1-[.B21])*55000" office:value-type="float" office:value="131500" calcext:value-type="float">
            <text:p>131500</text:p>
          </table:table-cell>
          <table:table-cell table:formula="of:=[.B21]*130000+(1-[.B21])*(-10000)" office:value-type="float" office:value="116000" calcext:value-type="float">
            <text:p>116000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[.B22]*120000+(1-[.B22])*60000" office:value-type="float" office:value="117000" calcext:value-type="float">
            <text:p>117000</text:p>
          </table:table-cell>
          <table:table-cell table:formula="of:=[.B22]*140000+(1-[.B22])*55000" office:value-type="float" office:value="135750" calcext:value-type="float">
            <text:p>135750</text:p>
          </table:table-cell>
          <table:table-cell table:formula="of:=[.B22]*130000+(1-[.B22])*(-10000)" office:value-type="float" office:value="123000" calcext:value-type="float">
            <text:p>123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3]*120000+(1-[.B23])*60000" office:value-type="float" office:value="120000" calcext:value-type="float">
            <text:p>120000</text:p>
          </table:table-cell>
          <table:table-cell table:formula="of:=[.B23]*140000+(1-[.B23])*55000" office:value-type="float" office:value="140000" calcext:value-type="float">
            <text:p>140000</text:p>
          </table:table-cell>
          <table:table-cell table:formula="of:=[.B23]*130000+(1-[.B23])*(-10000)" office:value-type="float" office:value="130000" calcext:value-type="float">
            <text:p>13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9:38:08.060303249</meta:creation-date>
    <dc:date>2018-10-03T19:44:11.248407820</dc:date>
    <meta:editing-duration>PT6M3S</meta:editing-duration>
    <meta:editing-cycles>1</meta:editing-cycles>
    <meta:document-statistic meta:table-count="1" meta:cell-count="88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703cm" style:legend-expansion="high" chart:style-name="ch2"/>
        <chart:plot-area chart:style-name="ch3" table:cell-range-address="Sheet1.B2:Sheet1.E23" chart:data-source-has-labels="both" svg:x="0.32cm" svg:y="0.18cm" svg:width="12.931cm" svg:height="8.64cm">
          <chartooo:coordinate-region svg:x="1.603cm" svg:y="0.379cm" svg:width="11.475cm" svg:height="8.242cm"/>
          <chart:axis chart:dimension="x" chart:name="primary-x" chart:style-name="ch4" chartooo:axis-type="auto">
            <chartooo:date-scale/>
            <chart:categories table:cell-range-address="Sheet1.B3:Sheet1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3" chart:label-cell-address="Sheet1.C2:Sheet1.C2" chart:class="chart:line">
            <chart:data-point chart:repeated="21"/>
          </chart:series>
          <chart:series chart:style-name="ch7" chart:values-cell-range-address="Sheet1.D3:Sheet1.D23" chart:label-cell-address="Sheet1.D2:Sheet1.D2" chart:class="chart:line">
            <chart:data-point chart:repeated="21"/>
          </chart:series>
          <chart:series chart:style-name="ch8" chart:values-cell-range-address="Sheet1.E3:Sheet1.E23" chart:label-cell-address="Sheet1.E2:Sheet1.E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k</text:p>
                <draw:g>
                  <svg:desc>Sheet1.C2:Sheet1.C2</svg:desc>
                </draw:g>
              </table:table-cell>
              <table:table-cell office:value-type="string">
                <text:p>Beef</text:p>
                <draw:g>
                  <svg:desc>Sheet1.D2:Sheet1.D2</svg:desc>
                </draw:g>
              </table:table-cell>
              <table:table-cell office:value-type="string">
                <text:p>Poultry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3:Sheet1.B23</svg:desc>
                </draw:g>
              </table:table-cell>
              <table:table-cell office:value-type="float" office:value="60000">
                <text:p>60000</text:p>
                <draw:g>
                  <svg:desc>Sheet1.C3:Sheet1.C23</svg:desc>
                </draw:g>
              </table:table-cell>
              <table:table-cell office:value-type="float" office:value="55000">
                <text:p>55000</text:p>
                <draw:g>
                  <svg:desc>Sheet1.D3:Sheet1.D23</svg:desc>
                </draw:g>
              </table:table-cell>
              <table:table-cell office:value-type="float" office:value="-10000">
                <text:p>-10000</text:p>
                <draw:g>
                  <svg:desc>Sheet1.E3:Sheet1.E23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63000">
                <text:p>63000</text:p>
              </table:table-cell>
              <table:table-cell office:value-type="float" office:value="59250">
                <text:p>59250</text:p>
              </table:table-cell>
              <table:table-cell office:value-type="float" office:value="-3000">
                <text:p>-300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66000">
                <text:p>66000</text:p>
              </table:table-cell>
              <table:table-cell office:value-type="float" office:value="63500">
                <text:p>635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69000">
                <text:p>69000</text:p>
              </table:table-cell>
              <table:table-cell office:value-type="float" office:value="67750">
                <text:p>6775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75000">
                <text:p>75000</text:p>
              </table:table-cell>
              <table:table-cell office:value-type="float" office:value="76250">
                <text:p>7625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78000">
                <text:p>78000</text:p>
              </table:table-cell>
              <table:table-cell office:value-type="float" office:value="80500">
                <text:p>8050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81000">
                <text:p>81000</text:p>
              </table:table-cell>
              <table:table-cell office:value-type="float" office:value="84750">
                <text:p>84750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4000">
                <text:p>84000</text:p>
              </table:table-cell>
              <table:table-cell office:value-type="float" office:value="89000">
                <text:p>89000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87000">
                <text:p>87000</text:p>
              </table:table-cell>
              <table:table-cell office:value-type="float" office:value="93250">
                <text:p>93250</text:p>
              </table:table-cell>
              <table:table-cell office:value-type="float" office:value="53000">
                <text:p>5300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90000">
                <text:p>90000</text:p>
              </table:table-cell>
              <table:table-cell office:value-type="float" office:value="97500">
                <text:p>975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93000">
                <text:p>93000</text:p>
              </table:table-cell>
              <table:table-cell office:value-type="float" office:value="101750">
                <text:p>101750</text:p>
              </table:table-cell>
              <table:table-cell office:value-type="float" office:value="67000">
                <text:p>6700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6000">
                <text:p>96000</text:p>
              </table:table-cell>
              <table:table-cell office:value-type="float" office:value="106000">
                <text:p>106000</text:p>
              </table:table-cell>
              <table:table-cell office:value-type="float" office:value="74000">
                <text:p>74000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99000">
                <text:p>99000</text:p>
              </table:table-cell>
              <table:table-cell office:value-type="float" office:value="110250">
                <text:p>110250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2000">
                <text:p>102000</text:p>
              </table:table-cell>
              <table:table-cell office:value-type="float" office:value="114500">
                <text:p>1145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05000">
                <text:p>105000</text:p>
              </table:table-cell>
              <table:table-cell office:value-type="float" office:value="118750">
                <text:p>118750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8000">
                <text:p>108000</text:p>
              </table:table-cell>
              <table:table-cell office:value-type="float" office:value="123000">
                <text:p>123000</text:p>
              </table:table-cell>
              <table:table-cell office:value-type="float" office:value="102000">
                <text:p>102000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11000">
                <text:p>111000</text:p>
              </table:table-cell>
              <table:table-cell office:value-type="float" office:value="127250">
                <text:p>127250</text:p>
              </table:table-cell>
              <table:table-cell office:value-type="float" office:value="109000">
                <text:p>10900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14000">
                <text:p>114000</text:p>
              </table:table-cell>
              <table:table-cell office:value-type="float" office:value="131500">
                <text:p>131500</text:p>
              </table:table-cell>
              <table:table-cell office:value-type="float" office:value="116000">
                <text:p>116000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17000">
                <text:p>117000</text:p>
              </table:table-cell>
              <table:table-cell office:value-type="float" office:value="135750">
                <text:p>135750</text:p>
              </table:table-cell>
              <table:table-cell office:value-type="float" office:value="123000">
                <text:p>12300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0000">
                <text:p>120000</text:p>
              </table:table-cell>
              <table:table-cell office:value-type="float" office:value="140000">
                <text:p>140000</text:p>
              </table:table-cell>
              <table:table-cell office:value-type="float" office:value="130000">
                <text:p>13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